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4000002587D7689C4B1D390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665cm" svg:x="1cm" svg:y="8.517cm">
          <draw:image xlink:href="Pictures/1000000000000384000002587D7689C4B1D390D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4.2$Windows_X86_64 LibreOffice_project/3d775be2011f3886db32dfd395a6a6d1ca2630ff</meta:generator>
    <meta:creation-date>2021-01-26T08:35:46.285000000</meta:creation-date>
    <meta:editing-duration>P0D</meta:editing-duration>
    <meta:editing-cycles>1</meta:editing-cycles>
    <meta:document-statistic meta:object-count="1"/>
  </office:meta>
</office:document-meta>
</file>